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Province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#users</text:p>
          </table:table-cell>
          <table:table-cell office:value-type="string" calcext:value-type="string">
            <text:p>#channels</text:p>
          </table:table-cell>
          <table:table-cell office:value-type="string" calcext:value-type="string">
            <text:p>#BS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Degree BS</text:p>
          </table:table-cell>
          <table:table-cell/>
          <table:table-cell office:value-type="string" calcext:value-type="string">
            <text:p>Channels per BS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string" calcext:value-type="string">
            <text:p>KPN</text:p>
          </table:table-cell>
          <table:table-cell office:value-type="float" office:value="1183" calcext:value-type="float">
            <text:p>1183</text:p>
          </table:table-cell>
          <table:table-cell office:value-type="float" office:value="2293" calcext:value-type="float">
            <text:p>2293</text:p>
          </table:table-cell>
          <table:table-cell office:value-type="float" office:value="501" calcext:value-type="float">
            <text:p>501</text:p>
          </table:table-cell>
          <table:table-cell office:value-type="float" office:value="0.0760777683854607" calcext:value-type="float">
            <text:p>0.0760777683854607</text:p>
          </table:table-cell>
          <table:table-cell office:value-type="float" office:value="0.908706677937447" calcext:value-type="float">
            <text:p>0.908706677937447</text:p>
          </table:table-cell>
          <table:table-cell office:value-type="float" office:value="0.921999195015822" calcext:value-type="float">
            <text:p>0.921999195015822</text:p>
          </table:table-cell>
          <table:table-cell office:value-type="float" office:value="2.18163672654691" calcext:value-type="float">
            <text:p>2.18163672654691</text:p>
          </table:table-cell>
          <table:table-cell/>
          <table:table-cell table:formula="of:=[.D2]/[.E2]" office:value-type="float" office:value="4.57684630738523" calcext:value-type="float">
            <text:p>4.57684630738523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KPN</text:p>
          </table:table-cell>
          <table:table-cell office:value-type="float" office:value="1261" calcext:value-type="float">
            <text:p>1261</text:p>
          </table:table-cell>
          <table:table-cell office:value-type="float" office:value="2519" calcext:value-type="float">
            <text:p>2519</text:p>
          </table:table-cell>
          <table:table-cell office:value-type="float" office:value="480" calcext:value-type="float">
            <text:p>480</text:p>
          </table:table-cell>
          <table:table-cell office:value-type="float" office:value="0.0531324345757335" calcext:value-type="float">
            <text:p>0.0531324345757335</text:p>
          </table:table-cell>
          <table:table-cell office:value-type="float" office:value="0.923869944488501" calcext:value-type="float">
            <text:p>0.923869944488501</text:p>
          </table:table-cell>
          <table:table-cell office:value-type="float" office:value="0.93952827646311" calcext:value-type="float">
            <text:p>0.93952827646311</text:p>
          </table:table-cell>
          <table:table-cell office:value-type="float" office:value="2.4875" calcext:value-type="float">
            <text:p>2.4875</text:p>
          </table:table-cell>
          <table:table-cell/>
          <table:table-cell table:formula="of:=[.D3]/[.E3]" office:value-type="float" office:value="5.24791666666667" calcext:value-type="float">
            <text:p>5.24791666666667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KPN</text:p>
          </table:table-cell>
          <table:table-cell office:value-type="float" office:value="1560" calcext:value-type="float">
            <text:p>1560</text:p>
          </table:table-cell>
          <table:table-cell office:value-type="float" office:value="2913" calcext:value-type="float">
            <text:p>2913</text:p>
          </table:table-cell>
          <table:table-cell office:value-type="float" office:value="625" calcext:value-type="float">
            <text:p>625</text:p>
          </table:table-cell>
          <table:table-cell office:value-type="float" office:value="0.0955128205128205" calcext:value-type="float">
            <text:p>0.0955128205128205</text:p>
          </table:table-cell>
          <table:table-cell office:value-type="float" office:value="0.892948717948718" calcext:value-type="float">
            <text:p>0.892948717948718</text:p>
          </table:table-cell>
          <table:table-cell office:value-type="float" office:value="0.902128985517321" calcext:value-type="float">
            <text:p>0.902128985517321</text:p>
          </table:table-cell>
          <table:table-cell office:value-type="float" office:value="2.2576" calcext:value-type="float">
            <text:p>2.2576</text:p>
          </table:table-cell>
          <table:table-cell/>
          <table:table-cell table:formula="of:=[.D4]/[.E4]" office:value-type="float" office:value="4.6608" calcext:value-type="float">
            <text:p>4.6608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KPN</text:p>
          </table:table-cell>
          <table:table-cell office:value-type="float" office:value="1653" calcext:value-type="float">
            <text:p>1653</text:p>
          </table:table-cell>
          <table:table-cell office:value-type="float" office:value="2486" calcext:value-type="float">
            <text:p>2486</text:p>
          </table:table-cell>
          <table:table-cell office:value-type="float" office:value="531" calcext:value-type="float">
            <text:p>531</text:p>
          </table:table-cell>
          <table:table-cell office:value-type="float" office:value="0.131881427707199" calcext:value-type="float">
            <text:p>0.131881427707199</text:p>
          </table:table-cell>
          <table:table-cell office:value-type="float" office:value="0.856624319419238" calcext:value-type="float">
            <text:p>0.856624319419238</text:p>
          </table:table-cell>
          <table:table-cell office:value-type="float" office:value="0.866978519581638" calcext:value-type="float">
            <text:p>0.866978519581638</text:p>
          </table:table-cell>
          <table:table-cell office:value-type="float" office:value="2.70244821092279" calcext:value-type="float">
            <text:p>2.70244821092279</text:p>
          </table:table-cell>
          <table:table-cell/>
          <table:table-cell table:formula="of:=[.D5]/[.E5]" office:value-type="float" office:value="4.68173258003766" calcext:value-type="float">
            <text:p>4.68173258003766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KPN</text:p>
          </table:table-cell>
          <table:table-cell office:value-type="float" office:value="1660" calcext:value-type="float">
            <text:p>1660</text:p>
          </table:table-cell>
          <table:table-cell office:value-type="float" office:value="2767" calcext:value-type="float">
            <text:p>2767</text:p>
          </table:table-cell>
          <table:table-cell office:value-type="float" office:value="573" calcext:value-type="float">
            <text:p>573</text:p>
          </table:table-cell>
          <table:table-cell office:value-type="float" office:value="0.0867469879518072" calcext:value-type="float">
            <text:p>0.0867469879518072</text:p>
          </table:table-cell>
          <table:table-cell office:value-type="float" office:value="0.901807228915663" calcext:value-type="float">
            <text:p>0.901807228915663</text:p>
          </table:table-cell>
          <table:table-cell office:value-type="float" office:value="0.911174331484188" calcext:value-type="float">
            <text:p>0.911174331484188</text:p>
          </table:table-cell>
          <table:table-cell office:value-type="float" office:value="2.6457242582897" calcext:value-type="float">
            <text:p>2.6457242582897</text:p>
          </table:table-cell>
          <table:table-cell/>
          <table:table-cell table:formula="of:=[.D6]/[.E6]" office:value-type="float" office:value="4.82897033158813" calcext:value-type="float">
            <text:p>4.82897033158813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KPN</text:p>
          </table:table-cell>
          <table:table-cell office:value-type="float" office:value="3336" calcext:value-type="float">
            <text:p>3336</text:p>
          </table:table-cell>
          <table:table-cell office:value-type="float" office:value="8719" calcext:value-type="float">
            <text:p>8719</text:p>
          </table:table-cell>
          <table:table-cell office:value-type="float" office:value="1657" calcext:value-type="float">
            <text:p>1657</text:p>
          </table:table-cell>
          <table:table-cell office:value-type="float" office:value="0.0320743405275779" calcext:value-type="float">
            <text:p>0.0320743405275779</text:p>
          </table:table-cell>
          <table:table-cell office:value-type="float" office:value="0.959832134292566" calcext:value-type="float">
            <text:p>0.959832134292566</text:p>
          </table:table-cell>
          <table:table-cell office:value-type="float" office:value="0.964791521984637" calcext:value-type="float">
            <text:p>0.964791521984637</text:p>
          </table:table-cell>
          <table:table-cell office:value-type="float" office:value="1.94870247435124" calcext:value-type="float">
            <text:p>1.94870247435124</text:p>
          </table:table-cell>
          <table:table-cell/>
          <table:table-cell table:formula="of:=[.D7]/[.E7]" office:value-type="float" office:value="5.26191913095957" calcext:value-type="float">
            <text:p>5.26191913095957</text:p>
          </table:table-cell>
        </table:table-row>
        <table:table-row table:style-name="ro1">
          <table:table-cell table:style-name="ce1" office:value-type="string" calcext:value-type="string">
            <text:p>Overijssel</text:p>
          </table:table-cell>
          <table:table-cell office:value-type="string" calcext:value-type="string">
            <text:p>KPN</text:p>
          </table:table-cell>
          <table:table-cell office:value-type="float" office:value="3482" calcext:value-type="float">
            <text:p>3482</text:p>
          </table:table-cell>
          <table:table-cell table:style-name="ce1" office:value-type="float" office:value="6548" calcext:value-type="float">
            <text:p>6548</text:p>
          </table:table-cell>
          <table:table-cell office:value-type="float" office:value="1311" calcext:value-type="float">
            <text:p>1311</text:p>
          </table:table-cell>
          <table:table-cell office:value-type="float" office:value="0.0743825387708214" calcext:value-type="float">
            <text:p>0.0743825387708214</text:p>
          </table:table-cell>
          <table:table-cell office:value-type="float" office:value="0.912119471568064" calcext:value-type="float">
            <text:p>0.912119471568064</text:p>
          </table:table-cell>
          <table:table-cell office:value-type="float" office:value="0.924035030180983" calcext:value-type="float">
            <text:p>0.924035030180983</text:p>
          </table:table-cell>
          <table:table-cell office:value-type="float" office:value="2.45842868039664" calcext:value-type="float">
            <text:p>2.45842868039664</text:p>
          </table:table-cell>
          <table:table-cell/>
          <table:table-cell table:formula="of:=[.D8]/[.E8]" office:value-type="float" office:value="4.99466056445462" calcext:value-type="float">
            <text:p>4.99466056445462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KPN</text:p>
          </table:table-cell>
          <table:table-cell office:value-type="float" office:value="3989" calcext:value-type="float">
            <text:p>3989</text:p>
          </table:table-cell>
          <table:table-cell office:value-type="float" office:value="7926" calcext:value-type="float">
            <text:p>7926</text:p>
          </table:table-cell>
          <table:table-cell office:value-type="float" office:value="1475" calcext:value-type="float">
            <text:p>1475</text:p>
          </table:table-cell>
          <table:table-cell office:value-type="float" office:value="0.0721985460015041" calcext:value-type="float">
            <text:p>0.0721985460015041</text:p>
          </table:table-cell>
          <table:table-cell office:value-type="float" office:value="0.916520431185761" calcext:value-type="float">
            <text:p>0.916520431185761</text:p>
          </table:table-cell>
          <table:table-cell office:value-type="float" office:value="0.925743342033167" calcext:value-type="float">
            <text:p>0.925743342033167</text:p>
          </table:table-cell>
          <table:table-cell office:value-type="float" office:value="2.50915254237288" calcext:value-type="float">
            <text:p>2.50915254237288</text:p>
          </table:table-cell>
          <table:table-cell/>
          <table:table-cell table:formula="of:=[.D9]/[.E9]" office:value-type="float" office:value="5.3735593220339" calcext:value-type="float">
            <text:p>5.3735593220339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KPN</text:p>
          </table:table-cell>
          <table:table-cell office:value-type="float" office:value="6244" calcext:value-type="float">
            <text:p>6244</text:p>
          </table:table-cell>
          <table:table-cell office:value-type="float" office:value="13658" calcext:value-type="float">
            <text:p>13658</text:p>
          </table:table-cell>
          <table:table-cell office:value-type="float" office:value="2641" calcext:value-type="float">
            <text:p>2641</text:p>
          </table:table-cell>
          <table:table-cell office:value-type="float" office:value="0.0514093529788597" calcext:value-type="float">
            <text:p>0.0514093529788597</text:p>
          </table:table-cell>
          <table:table-cell office:value-type="float" office:value="0.946188340807175" calcext:value-type="float">
            <text:p>0.946188340807175</text:p>
          </table:table-cell>
          <table:table-cell office:value-type="float" office:value="0.948034780852488" calcext:value-type="float">
            <text:p>0.948034780852488</text:p>
          </table:table-cell>
          <table:table-cell office:value-type="float" office:value="2.24271109428247" calcext:value-type="float">
            <text:p>2.24271109428247</text:p>
          </table:table-cell>
          <table:table-cell/>
          <table:table-cell table:formula="of:=[.D10]/[.E10]" office:value-type="float" office:value="5.17152593714502" calcext:value-type="float">
            <text:p>5.17152593714502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KPN</text:p>
          </table:table-cell>
          <table:table-cell office:value-type="float" office:value="7507" calcext:value-type="float">
            <text:p>7507</text:p>
          </table:table-cell>
          <table:table-cell office:value-type="float" office:value="16987" calcext:value-type="float">
            <text:p>16987</text:p>
          </table:table-cell>
          <table:table-cell office:value-type="float" office:value="3232" calcext:value-type="float">
            <text:p>3232</text:p>
          </table:table-cell>
          <table:table-cell office:value-type="float" office:value="0.0568802451045691" calcext:value-type="float">
            <text:p>0.0568802451045691</text:p>
          </table:table-cell>
          <table:table-cell office:value-type="float" office:value="0.935926468629279" calcext:value-type="float">
            <text:p>0.935926468629279</text:p>
          </table:table-cell>
          <table:table-cell office:value-type="float" office:value="0.942365428367953" calcext:value-type="float">
            <text:p>0.942365428367953</text:p>
          </table:table-cell>
          <table:table-cell office:value-type="float" office:value="2.19059405940594" calcext:value-type="float">
            <text:p>2.19059405940594</text:p>
          </table:table-cell>
          <table:table-cell/>
          <table:table-cell table:formula="of:=[.D11]/[.E11]" office:value-type="float" office:value="5.25587871287129" calcext:value-type="float">
            <text:p>5.25587871287129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KPN</text:p>
          </table:table-cell>
          <table:table-cell office:value-type="float" office:value="10923" calcext:value-type="float">
            <text:p>10923</text:p>
          </table:table-cell>
          <table:table-cell office:value-type="float" office:value="19036" calcext:value-type="float">
            <text:p>19036</text:p>
          </table:table-cell>
          <table:table-cell office:value-type="float" office:value="3429" calcext:value-type="float">
            <text:p>3429</text:p>
          </table:table-cell>
          <table:table-cell office:value-type="float" office:value="0.0725075528700906" calcext:value-type="float">
            <text:p>0.0725075528700906</text:p>
          </table:table-cell>
          <table:table-cell office:value-type="float" office:value="0.914492355579969" calcext:value-type="float">
            <text:p>0.914492355579969</text:p>
          </table:table-cell>
          <table:table-cell office:value-type="float" office:value="0.92569982995057" calcext:value-type="float">
            <text:p>0.92569982995057</text:p>
          </table:table-cell>
          <table:table-cell office:value-type="float" office:value="2.95450568678915" calcext:value-type="float">
            <text:p>2.95450568678915</text:p>
          </table:table-cell>
          <table:table-cell/>
          <table:table-cell table:formula="of:=[.D12]/[.E12]" office:value-type="float" office:value="5.5514727325751" calcext:value-type="float">
            <text:p>5.5514727325751</text:p>
          </table:table-cell>
        </table:table-row>
        <table:table-row table:style-name="ro1">
          <table:table-cell table:style-name="ce1" office:value-type="string" calcext:value-type="string">
            <text:p>Zeeland</text:p>
          </table:table-cell>
          <table:table-cell office:value-type="string" calcext:value-type="string">
            <text:p>T-Mobile</text:p>
          </table:table-cell>
          <table:table-cell office:value-type="float" office:value="1717" calcext:value-type="float">
            <text:p>1717</text:p>
          </table:table-cell>
          <table:table-cell office:value-type="float" office:value="2690" calcext:value-type="float">
            <text:p>2690</text:p>
          </table:table-cell>
          <table:table-cell office:value-type="float" office:value="331" calcext:value-type="float">
            <text:p>331</text:p>
          </table:table-cell>
          <table:table-cell office:value-type="float" office:value="0.127548048922539" calcext:value-type="float">
            <text:p>0.127548048922539</text:p>
          </table:table-cell>
          <table:table-cell office:value-type="float" office:value="0.860803727431567" calcext:value-type="float">
            <text:p>0.860803727431567</text:p>
          </table:table-cell>
          <table:table-cell office:value-type="float" office:value="0.871227799625501" calcext:value-type="float">
            <text:p>0.871227799625501</text:p>
          </table:table-cell>
          <table:table-cell office:value-type="float" office:value="4.52567975830816" calcext:value-type="float">
            <text:p>4.52567975830816</text:p>
          </table:table-cell>
          <table:table-cell/>
          <table:table-cell table:formula="of:=[.D13]/[.E13]" office:value-type="float" office:value="8.12688821752266" calcext:value-type="float">
            <text:p>8.12688821752266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T-Mobile</text:p>
          </table:table-cell>
          <table:table-cell office:value-type="float" office:value="1845" calcext:value-type="float">
            <text:p>1845</text:p>
          </table:table-cell>
          <table:table-cell office:value-type="float" office:value="2492" calcext:value-type="float">
            <text:p>2492</text:p>
          </table:table-cell>
          <table:table-cell office:value-type="float" office:value="290" calcext:value-type="float">
            <text:p>290</text:p>
          </table:table-cell>
          <table:table-cell office:value-type="float" office:value="0.0644986449864499" calcext:value-type="float">
            <text:p>0.0644986449864499</text:p>
          </table:table-cell>
          <table:table-cell office:value-type="float" office:value="0.876964769647696" calcext:value-type="float">
            <text:p>0.876964769647696</text:p>
          </table:table-cell>
          <table:table-cell office:value-type="float" office:value="0.92483691777105" calcext:value-type="float">
            <text:p>0.92483691777105</text:p>
          </table:table-cell>
          <table:table-cell office:value-type="float" office:value="5.95172413793103" calcext:value-type="float">
            <text:p>5.95172413793103</text:p>
          </table:table-cell>
          <table:table-cell/>
          <table:table-cell table:formula="of:=[.D14]/[.E14]" office:value-type="float" office:value="8.59310344827586" calcext:value-type="float">
            <text:p>8.59310344827586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T-Mobile</text:p>
          </table:table-cell>
          <table:table-cell office:value-type="float" office:value="2243" calcext:value-type="float">
            <text:p>2243</text:p>
          </table:table-cell>
          <table:table-cell office:value-type="float" office:value="3047" calcext:value-type="float">
            <text:p>3047</text:p>
          </table:table-cell>
          <table:table-cell office:value-type="float" office:value="361" calcext:value-type="float">
            <text:p>361</text:p>
          </table:table-cell>
          <table:table-cell office:value-type="float" office:value="0.0954079358002675" calcext:value-type="float">
            <text:p>0.0954079358002675</text:p>
          </table:table-cell>
          <table:table-cell office:value-type="float" office:value="0.838163174320107" calcext:value-type="float">
            <text:p>0.838163174320107</text:p>
          </table:table-cell>
          <table:table-cell office:value-type="float" office:value="0.891366769116683" calcext:value-type="float">
            <text:p>0.891366769116683</text:p>
          </table:table-cell>
          <table:table-cell office:value-type="float" office:value="5.62049861495845" calcext:value-type="float">
            <text:p>5.62049861495845</text:p>
          </table:table-cell>
          <table:table-cell/>
          <table:table-cell table:formula="of:=[.D15]/[.E15]" office:value-type="float" office:value="8.4404432132964" calcext:value-type="float">
            <text:p>8.4404432132964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T-Mobile</text:p>
          </table:table-cell>
          <table:table-cell office:value-type="float" office:value="2360" calcext:value-type="float">
            <text:p>2360</text:p>
          </table:table-cell>
          <table:table-cell office:value-type="float" office:value="2902" calcext:value-type="float">
            <text:p>2902</text:p>
          </table:table-cell>
          <table:table-cell office:value-type="float" office:value="335" calcext:value-type="float">
            <text:p>335</text:p>
          </table:table-cell>
          <table:table-cell office:value-type="float" office:value="0.127118644067797" calcext:value-type="float">
            <text:p>0.127118644067797</text:p>
          </table:table-cell>
          <table:table-cell office:value-type="float" office:value="0.778389830508475" calcext:value-type="float">
            <text:p>0.778389830508475</text:p>
          </table:table-cell>
          <table:table-cell office:value-type="float" office:value="0.847019033801819" calcext:value-type="float">
            <text:p>0.847019033801819</text:p>
          </table:table-cell>
          <table:table-cell office:value-type="float" office:value="6.14925373134328" calcext:value-type="float">
            <text:p>6.14925373134328</text:p>
          </table:table-cell>
          <table:table-cell/>
          <table:table-cell table:formula="of:=[.D16]/[.E16]" office:value-type="float" office:value="8.66268656716418" calcext:value-type="float">
            <text:p>8.66268656716418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T-Mobile</text:p>
          </table:table-cell>
          <table:table-cell office:value-type="float" office:value="2404" calcext:value-type="float">
            <text:p>2404</text:p>
          </table:table-cell>
          <table:table-cell office:value-type="float" office:value="2682" calcext:value-type="float">
            <text:p>2682</text:p>
          </table:table-cell>
          <table:table-cell office:value-type="float" office:value="313" calcext:value-type="float">
            <text:p>313</text:p>
          </table:table-cell>
          <table:table-cell office:value-type="float" office:value="0.138103161397671" calcext:value-type="float">
            <text:p>0.138103161397671</text:p>
          </table:table-cell>
          <table:table-cell office:value-type="float" office:value="0.780366056572379" calcext:value-type="float">
            <text:p>0.780366056572379</text:p>
          </table:table-cell>
          <table:table-cell office:value-type="float" office:value="0.844009356509723" calcext:value-type="float">
            <text:p>0.844009356509723</text:p>
          </table:table-cell>
          <table:table-cell office:value-type="float" office:value="6.61980830670927" calcext:value-type="float">
            <text:p>6.61980830670927</text:p>
          </table:table-cell>
          <table:table-cell/>
          <table:table-cell table:formula="of:=[.D17]/[.E17]" office:value-type="float" office:value="8.56869009584664" calcext:value-type="float">
            <text:p>8.56869009584664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T-Mobile</text:p>
          </table:table-cell>
          <table:table-cell office:value-type="float" office:value="4891" calcext:value-type="float">
            <text:p>4891</text:p>
          </table:table-cell>
          <table:table-cell office:value-type="float" office:value="8006" calcext:value-type="float">
            <text:p>8006</text:p>
          </table:table-cell>
          <table:table-cell office:value-type="float" office:value="1033" calcext:value-type="float">
            <text:p>1033</text:p>
          </table:table-cell>
          <table:table-cell office:value-type="float" office:value="0.0521365773870374" calcext:value-type="float">
            <text:p>0.0521365773870374</text:p>
          </table:table-cell>
          <table:table-cell office:value-type="float" office:value="0.928031077489266" calcext:value-type="float">
            <text:p>0.928031077489266</text:p>
          </table:table-cell>
          <table:table-cell office:value-type="float" office:value="0.944377900408889" calcext:value-type="float">
            <text:p>0.944377900408889</text:p>
          </table:table-cell>
          <table:table-cell office:value-type="float" office:value="4.48789932236205" calcext:value-type="float">
            <text:p>4.48789932236205</text:p>
          </table:table-cell>
          <table:table-cell/>
          <table:table-cell table:formula="of:=[.D18]/[.E18]" office:value-type="float" office:value="7.75024201355276" calcext:value-type="float">
            <text:p>7.75024201355276</text:p>
          </table:table-cell>
        </table:table-row>
        <table:table-row table:style-name="ro1">
          <table:table-cell office:value-type="string" calcext:value-type="string">
            <text:p>Overijssel</text:p>
          </table:table-cell>
          <table:table-cell office:value-type="string" calcext:value-type="string">
            <text:p>T-Mobile</text:p>
          </table:table-cell>
          <table:table-cell office:value-type="float" office:value="5109" calcext:value-type="float">
            <text:p>5109</text:p>
          </table:table-cell>
          <table:table-cell office:value-type="float" office:value="6551" calcext:value-type="float">
            <text:p>6551</text:p>
          </table:table-cell>
          <table:table-cell office:value-type="float" office:value="792" calcext:value-type="float">
            <text:p>792</text:p>
          </table:table-cell>
          <table:table-cell office:value-type="float" office:value="0.084752397729497" calcext:value-type="float">
            <text:p>0.084752397729497</text:p>
          </table:table-cell>
          <table:table-cell office:value-type="float" office:value="0.856723429242513" calcext:value-type="float">
            <text:p>0.856723429242513</text:p>
          </table:table-cell>
          <table:table-cell office:value-type="float" office:value="0.902336368126264" calcext:value-type="float">
            <text:p>0.902336368126264</text:p>
          </table:table-cell>
          <table:table-cell office:value-type="float" office:value="5.9040404040404" calcext:value-type="float">
            <text:p>5.9040404040404</text:p>
          </table:table-cell>
          <table:table-cell/>
          <table:table-cell table:formula="of:=[.D19]/[.E19]" office:value-type="float" office:value="8.27146464646465" calcext:value-type="float">
            <text:p>8.27146464646465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T-Mobile</text:p>
          </table:table-cell>
          <table:table-cell office:value-type="float" office:value="5869" calcext:value-type="float">
            <text:p>5869</text:p>
          </table:table-cell>
          <table:table-cell office:value-type="float" office:value="7453" calcext:value-type="float">
            <text:p>7453</text:p>
          </table:table-cell>
          <table:table-cell office:value-type="float" office:value="895" calcext:value-type="float">
            <text:p>895</text:p>
          </table:table-cell>
          <table:table-cell office:value-type="float" office:value="0.0761628897597547" calcext:value-type="float">
            <text:p>0.0761628897597547</text:p>
          </table:table-cell>
          <table:table-cell office:value-type="float" office:value="0.8524450502641" calcext:value-type="float">
            <text:p>0.8524450502641</text:p>
          </table:table-cell>
          <table:table-cell office:value-type="float" office:value="0.90901629975234" calcext:value-type="float">
            <text:p>0.90901629975234</text:p>
          </table:table-cell>
          <table:table-cell office:value-type="float" office:value="6.05810055865922" calcext:value-type="float">
            <text:p>6.05810055865922</text:p>
          </table:table-cell>
          <table:table-cell/>
          <table:table-cell table:formula="of:=[.D20]/[.E20]" office:value-type="float" office:value="8.32737430167598" calcext:value-type="float">
            <text:p>8.32737430167598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T-Mobile</text:p>
          </table:table-cell>
          <table:table-cell office:value-type="float" office:value="9145" calcext:value-type="float">
            <text:p>9145</text:p>
          </table:table-cell>
          <table:table-cell office:value-type="float" office:value="12460" calcext:value-type="float">
            <text:p>12460</text:p>
          </table:table-cell>
          <table:table-cell office:value-type="float" office:value="1483" calcext:value-type="float">
            <text:p>1483</text:p>
          </table:table-cell>
          <table:table-cell office:value-type="float" office:value="0.0557681793329688" calcext:value-type="float">
            <text:p>0.0557681793329688</text:p>
          </table:table-cell>
          <table:table-cell office:value-type="float" office:value="0.903553854565336" calcext:value-type="float">
            <text:p>0.903553854565336</text:p>
          </table:table-cell>
          <table:table-cell office:value-type="float" office:value="0.936689221195213" calcext:value-type="float">
            <text:p>0.936689221195213</text:p>
          </table:table-cell>
          <table:table-cell office:value-type="float" office:value="5.82265677680378" calcext:value-type="float">
            <text:p>5.82265677680378</text:p>
          </table:table-cell>
          <table:table-cell/>
          <table:table-cell table:formula="of:=[.D21]/[.E21]" office:value-type="float" office:value="8.40188806473365" calcext:value-type="float">
            <text:p>8.40188806473365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T-Mobile</text:p>
          </table:table-cell>
          <table:table-cell office:value-type="float" office:value="11047" calcext:value-type="float">
            <text:p>11047</text:p>
          </table:table-cell>
          <table:table-cell office:value-type="float" office:value="16393" calcext:value-type="float">
            <text:p>16393</text:p>
          </table:table-cell>
          <table:table-cell office:value-type="float" office:value="1944" calcext:value-type="float">
            <text:p>1944</text:p>
          </table:table-cell>
          <table:table-cell office:value-type="float" office:value="0.0688874807640083" calcext:value-type="float">
            <text:p>0.0688874807640083</text:p>
          </table:table-cell>
          <table:table-cell office:value-type="float" office:value="0.89598986150086" calcext:value-type="float">
            <text:p>0.89598986150086</text:p>
          </table:table-cell>
          <table:table-cell office:value-type="float" office:value="0.924774263016719" calcext:value-type="float">
            <text:p>0.924774263016719</text:p>
          </table:table-cell>
          <table:table-cell office:value-type="float" office:value="5.29115226337449" calcext:value-type="float">
            <text:p>5.29115226337449</text:p>
          </table:table-cell>
          <table:table-cell/>
          <table:table-cell table:formula="of:=[.D22]/[.E22]" office:value-type="float" office:value="8.43261316872428" calcext:value-type="float">
            <text:p>8.43261316872428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T-Mobile</text:p>
          </table:table-cell>
          <table:table-cell office:value-type="float" office:value="16087" calcext:value-type="float">
            <text:p>16087</text:p>
          </table:table-cell>
          <table:table-cell office:value-type="float" office:value="20230" calcext:value-type="float">
            <text:p>20230</text:p>
          </table:table-cell>
          <table:table-cell office:value-type="float" office:value="2452" calcext:value-type="float">
            <text:p>2452</text:p>
          </table:table-cell>
          <table:table-cell office:value-type="float" office:value="0.0859078759246597" calcext:value-type="float">
            <text:p>0.0859078759246597</text:p>
          </table:table-cell>
          <table:table-cell office:value-type="float" office:value="0.858643625287499" calcext:value-type="float">
            <text:p>0.858643625287499</text:p>
          </table:table-cell>
          <table:table-cell office:value-type="float" office:value="0.901084047461412" calcext:value-type="float">
            <text:p>0.901084047461412</text:p>
          </table:table-cell>
          <table:table-cell office:value-type="float" office:value="5.99714518760196" calcext:value-type="float">
            <text:p>5.99714518760196</text:p>
          </table:table-cell>
          <table:table-cell/>
          <table:table-cell table:formula="of:=[.D23]/[.E23]" office:value-type="float" office:value="8.25040783034258" calcext:value-type="float">
            <text:p>8.25040783034258</text:p>
          </table:table-cell>
        </table:table-row>
        <table:table-row table:style-name="ro1">
          <table:table-cell office:value-type="string" calcext:value-type="string">
            <text:p>Zeeland</text:p>
          </table:table-cell>
          <table:table-cell office:value-type="string" calcext:value-type="string">
            <text:p>Vodafone</text:p>
          </table:table-cell>
          <table:table-cell office:value-type="float" office:value="1180" calcext:value-type="float">
            <text:p>1180</text:p>
          </table:table-cell>
          <table:table-cell office:value-type="float" office:value="986" calcext:value-type="float">
            <text:p>986</text:p>
          </table:table-cell>
          <table:table-cell office:value-type="float" office:value="144" calcext:value-type="float">
            <text:p>144</text:p>
          </table:table-cell>
          <table:table-cell office:value-type="float" office:value="0.264406779661017" calcext:value-type="float">
            <text:p>0.264406779661017</text:p>
          </table:table-cell>
          <table:table-cell office:value-type="float" office:value="0.621186440677966" calcext:value-type="float">
            <text:p>0.621186440677966</text:p>
          </table:table-cell>
          <table:table-cell office:value-type="float" office:value="0.709889209354029" calcext:value-type="float">
            <text:p>0.709889209354029</text:p>
          </table:table-cell>
          <table:table-cell office:value-type="float" office:value="6.02777777777778" calcext:value-type="float">
            <text:p>6.02777777777778</text:p>
          </table:table-cell>
          <table:table-cell/>
          <table:table-cell table:formula="of:=[.D24]/[.E24]" office:value-type="float" office:value="6.84722222222222" calcext:value-type="float">
            <text:p>6.84722222222222</text:p>
          </table:table-cell>
        </table:table-row>
        <table:table-row table:style-name="ro1">
          <table:table-cell office:value-type="string" calcext:value-type="string">
            <text:p>Flevoland</text:p>
          </table:table-cell>
          <table:table-cell office:value-type="string" calcext:value-type="string">
            <text:p>Vodafone</text:p>
          </table:table-cell>
          <table:table-cell office:value-type="float" office:value="1257" calcext:value-type="float">
            <text:p>1257</text:p>
          </table:table-cell>
          <table:table-cell office:value-type="float" office:value="1014" calcext:value-type="float">
            <text:p>1014</text:p>
          </table:table-cell>
          <table:table-cell office:value-type="float" office:value="106" calcext:value-type="float">
            <text:p>106</text:p>
          </table:table-cell>
          <table:table-cell office:value-type="float" office:value="0.218774860779634" calcext:value-type="float">
            <text:p>0.218774860779634</text:p>
          </table:table-cell>
          <table:table-cell office:value-type="float" office:value="0.535401750198886" calcext:value-type="float">
            <text:p>0.535401750198886</text:p>
          </table:table-cell>
          <table:table-cell office:value-type="float" office:value="0.684829757124849" calcext:value-type="float">
            <text:p>0.684829757124849</text:p>
          </table:table-cell>
          <table:table-cell office:value-type="float" office:value="9.26415094339623" calcext:value-type="float">
            <text:p>9.26415094339623</text:p>
          </table:table-cell>
          <table:table-cell/>
          <table:table-cell table:formula="of:=[.D25]/[.E25]" office:value-type="float" office:value="9.56603773584906" calcext:value-type="float">
            <text:p>9.56603773584906</text:p>
          </table:table-cell>
        </table:table-row>
        <table:table-row table:style-name="ro1">
          <table:table-cell office:value-type="string" calcext:value-type="string">
            <text:p>Drenthe</text:p>
          </table:table-cell>
          <table:table-cell office:value-type="string" calcext:value-type="string">
            <text:p>Vodafone</text:p>
          </table:table-cell>
          <table:table-cell office:value-type="float" office:value="1556" calcext:value-type="float">
            <text:p>1556</text:p>
          </table:table-cell>
          <table:table-cell office:value-type="float" office:value="1329" calcext:value-type="float">
            <text:p>1329</text:p>
          </table:table-cell>
          <table:table-cell office:value-type="float" office:value="193" calcext:value-type="float">
            <text:p>193</text:p>
          </table:table-cell>
          <table:table-cell office:value-type="float" office:value="0.261568123393316" calcext:value-type="float">
            <text:p>0.261568123393316</text:p>
          </table:table-cell>
          <table:table-cell office:value-type="float" office:value="0.64974293059126" calcext:value-type="float">
            <text:p>0.64974293059126</text:p>
          </table:table-cell>
          <table:table-cell office:value-type="float" office:value="0.721906557512859" calcext:value-type="float">
            <text:p>0.721906557512859</text:p>
          </table:table-cell>
          <table:table-cell office:value-type="float" office:value="5.95336787564767" calcext:value-type="float">
            <text:p>5.95336787564767</text:p>
          </table:table-cell>
          <table:table-cell/>
          <table:table-cell table:formula="of:=[.D26]/[.E26]" office:value-type="float" office:value="6.8860103626943" calcext:value-type="float">
            <text:p>6.8860103626943</text:p>
          </table:table-cell>
        </table:table-row>
        <table:table-row table:style-name="ro1">
          <table:table-cell office:value-type="string" calcext:value-type="string">
            <text:p>Friesland</text:p>
          </table:table-cell>
          <table:table-cell office:value-type="string" calcext:value-type="string">
            <text:p>Vodafone</text:p>
          </table:table-cell>
          <table:table-cell office:value-type="float" office:value="1649" calcext:value-type="float">
            <text:p>1649</text:p>
          </table:table-cell>
          <table:table-cell office:value-type="float" office:value="1237" calcext:value-type="float">
            <text:p>1237</text:p>
          </table:table-cell>
          <table:table-cell office:value-type="float" office:value="198" calcext:value-type="float">
            <text:p>198</text:p>
          </table:table-cell>
          <table:table-cell office:value-type="float" office:value="0.276531231049121" calcext:value-type="float">
            <text:p>0.276531231049121</text:p>
          </table:table-cell>
          <table:table-cell office:value-type="float" office:value="0.644026682838084" calcext:value-type="float">
            <text:p>0.644026682838084</text:p>
          </table:table-cell>
          <table:table-cell office:value-type="float" office:value="0.701840043031299" calcext:value-type="float">
            <text:p>0.701840043031299</text:p>
          </table:table-cell>
          <table:table-cell office:value-type="float" office:value="6.02525252525253" calcext:value-type="float">
            <text:p>6.02525252525253</text:p>
          </table:table-cell>
          <table:table-cell/>
          <table:table-cell table:formula="of:=[.D27]/[.E27]" office:value-type="float" office:value="6.24747474747475" calcext:value-type="float">
            <text:p>6.24747474747475</text:p>
          </table:table-cell>
        </table:table-row>
        <table:table-row table:style-name="ro1">
          <table:table-cell office:value-type="string" calcext:value-type="string">
            <text:p>Groningen</text:p>
          </table:table-cell>
          <table:table-cell office:value-type="string" calcext:value-type="string">
            <text:p>Vodafone</text:p>
          </table:table-cell>
          <table:table-cell office:value-type="float" office:value="1655" calcext:value-type="float">
            <text:p>1655</text:p>
          </table:table-cell>
          <table:table-cell office:value-type="float" office:value="1297" calcext:value-type="float">
            <text:p>1297</text:p>
          </table:table-cell>
          <table:table-cell office:value-type="float" office:value="174" calcext:value-type="float">
            <text:p>174</text:p>
          </table:table-cell>
          <table:table-cell office:value-type="float" office:value="0.211480362537764" calcext:value-type="float">
            <text:p>0.211480362537764</text:p>
          </table:table-cell>
          <table:table-cell office:value-type="float" office:value="0.645317220543807" calcext:value-type="float">
            <text:p>0.645317220543807</text:p>
          </table:table-cell>
          <table:table-cell office:value-type="float" office:value="0.741063173214457" calcext:value-type="float">
            <text:p>0.741063173214457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[.D28]/[.E28]" office:value-type="float" office:value="7.45402298850575" calcext:value-type="float">
            <text:p>7.45402298850575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Vodafone</text:p>
          </table:table-cell>
          <table:table-cell office:value-type="float" office:value="3325" calcext:value-type="float">
            <text:p>3325</text:p>
          </table:table-cell>
          <table:table-cell office:value-type="float" office:value="3348" calcext:value-type="float">
            <text:p>3348</text:p>
          </table:table-cell>
          <table:table-cell office:value-type="float" office:value="348" calcext:value-type="float">
            <text:p>348</text:p>
          </table:table-cell>
          <table:table-cell office:value-type="float" office:value="0.161503759398496" calcext:value-type="float">
            <text:p>0.161503759398496</text:p>
          </table:table-cell>
          <table:table-cell office:value-type="float" office:value="0.715187969924812" calcext:value-type="float">
            <text:p>0.715187969924812</text:p>
          </table:table-cell>
          <table:table-cell office:value-type="float" office:value="0.803718857333032" calcext:value-type="float">
            <text:p>0.803718857333032</text:p>
          </table:table-cell>
          <table:table-cell office:value-type="float" office:value="8.01149425287356" calcext:value-type="float">
            <text:p>8.01149425287356</text:p>
          </table:table-cell>
          <table:table-cell/>
          <table:table-cell table:formula="of:=[.D29]/[.E29]" office:value-type="float" office:value="9.62068965517241" calcext:value-type="float">
            <text:p>9.62068965517241</text:p>
          </table:table-cell>
        </table:table-row>
        <table:table-row table:style-name="ro1">
          <table:table-cell office:value-type="string" calcext:value-type="string">
            <text:p>Overijssel</text:p>
          </table:table-cell>
          <table:table-cell office:value-type="string" calcext:value-type="string">
            <text:p>Vodafone</text:p>
          </table:table-cell>
          <table:table-cell office:value-type="float" office:value="3471" calcext:value-type="float">
            <text:p>3471</text:p>
          </table:table-cell>
          <table:table-cell office:value-type="float" office:value="2582" calcext:value-type="float">
            <text:p>2582</text:p>
          </table:table-cell>
          <table:table-cell office:value-type="float" office:value="311" calcext:value-type="float">
            <text:p>311</text:p>
          </table:table-cell>
          <table:table-cell office:value-type="float" office:value="0.228464419475655" calcext:value-type="float">
            <text:p>0.228464419475655</text:p>
          </table:table-cell>
          <table:table-cell office:value-type="float" office:value="0.549697493517718" calcext:value-type="float">
            <text:p>0.549697493517718</text:p>
          </table:table-cell>
          <table:table-cell office:value-type="float" office:value="0.70224168334856" calcext:value-type="float">
            <text:p>0.70224168334856</text:p>
          </table:table-cell>
          <table:table-cell office:value-type="float" office:value="8.61093247588424" calcext:value-type="float">
            <text:p>8.61093247588424</text:p>
          </table:table-cell>
          <table:table-cell/>
          <table:table-cell table:formula="of:=[.D30]/[.E30]" office:value-type="float" office:value="8.30225080385852" calcext:value-type="float">
            <text:p>8.30225080385852</text:p>
          </table:table-cell>
        </table:table-row>
        <table:table-row table:style-name="ro1">
          <table:table-cell office:value-type="string" calcext:value-type="string">
            <text:p>Utrecht</text:p>
          </table:table-cell>
          <table:table-cell office:value-type="string" calcext:value-type="string">
            <text:p>Vodafone</text:p>
          </table:table-cell>
          <table:table-cell office:value-type="float" office:value="3976" calcext:value-type="float">
            <text:p>3976</text:p>
          </table:table-cell>
          <table:table-cell office:value-type="float" office:value="2831" calcext:value-type="float">
            <text:p>2831</text:p>
          </table:table-cell>
          <table:table-cell office:value-type="float" office:value="253" calcext:value-type="float">
            <text:p>253</text:p>
          </table:table-cell>
          <table:table-cell office:value-type="float" office:value="0.161503759398496" calcext:value-type="float">
            <text:p>0.161503759398496</text:p>
          </table:table-cell>
          <table:table-cell office:value-type="float" office:value="0.715187969924812" calcext:value-type="float">
            <text:p>0.715187969924812</text:p>
          </table:table-cell>
          <table:table-cell office:value-type="float" office:value="0.803718857333032" calcext:value-type="float">
            <text:p>0.803718857333032</text:p>
          </table:table-cell>
          <table:table-cell office:value-type="float" office:value="8.01149425287356" calcext:value-type="float">
            <text:p>8.01149425287356</text:p>
          </table:table-cell>
          <table:table-cell/>
          <table:table-cell table:formula="of:=[.D31]/[.E31]" office:value-type="float" office:value="11.1897233201581" calcext:value-type="float">
            <text:p>11.1897233201581</text:p>
          </table:table-cell>
        </table:table-row>
        <table:table-row table:style-name="ro1">
          <table:table-cell office:value-type="string" calcext:value-type="string">
            <text:p>Gelderland</text:p>
          </table:table-cell>
          <table:table-cell office:value-type="string" calcext:value-type="string">
            <text:p>Vodafone</text:p>
          </table:table-cell>
          <table:table-cell office:value-type="float" office:value="6226" calcext:value-type="float">
            <text:p>6226</text:p>
          </table:table-cell>
          <table:table-cell office:value-type="float" office:value="4914" calcext:value-type="float">
            <text:p>4914</text:p>
          </table:table-cell>
          <table:table-cell office:value-type="float" office:value="494" calcext:value-type="float">
            <text:p>494</text:p>
          </table:table-cell>
          <table:table-cell office:value-type="float" office:value="0.222614840989399" calcext:value-type="float">
            <text:p>0.222614840989399</text:p>
          </table:table-cell>
          <table:table-cell office:value-type="float" office:value="0.564407324124639" calcext:value-type="float">
            <text:p>0.564407324124639</text:p>
          </table:table-cell>
          <table:table-cell office:value-type="float" office:value="0.701220094498315" calcext:value-type="float">
            <text:p>0.701220094498315</text:p>
          </table:table-cell>
          <table:table-cell office:value-type="float" office:value="9.79757085020243" calcext:value-type="float">
            <text:p>9.79757085020243</text:p>
          </table:table-cell>
          <table:table-cell/>
          <table:table-cell table:formula="of:=[.D32]/[.E32]" office:value-type="float" office:value="9.94736842105263" calcext:value-type="float">
            <text:p>9.94736842105263</text:p>
          </table:table-cell>
        </table:table-row>
        <table:table-row table:style-name="ro1">
          <table:table-cell office:value-type="string" calcext:value-type="string">
            <text:p>Noord-Brabant</text:p>
          </table:table-cell>
          <table:table-cell office:value-type="string" calcext:value-type="string">
            <text:p>Vodafone</text:p>
          </table:table-cell>
          <table:table-cell office:value-type="float" office:value="7487" calcext:value-type="float">
            <text:p>7487</text:p>
          </table:table-cell>
          <table:table-cell office:value-type="float" office:value="6026" calcext:value-type="float">
            <text:p>6026</text:p>
          </table:table-cell>
          <table:table-cell office:value-type="float" office:value="542" calcext:value-type="float">
            <text:p>542</text:p>
          </table:table-cell>
          <table:table-cell office:value-type="float" office:value="0.251369039668759" calcext:value-type="float">
            <text:p>0.251369039668759</text:p>
          </table:table-cell>
          <table:table-cell office:value-type="float" office:value="0.56030452784827" calcext:value-type="float">
            <text:p>0.56030452784827</text:p>
          </table:table-cell>
          <table:table-cell office:value-type="float" office:value="0.687726130641947" calcext:value-type="float">
            <text:p>0.687726130641947</text:p>
          </table:table-cell>
          <table:table-cell office:value-type="float" office:value="10.3413284132841" calcext:value-type="float">
            <text:p>10.3413284132841</text:p>
          </table:table-cell>
          <table:table-cell/>
          <table:table-cell table:formula="of:=[.D33]/[.E33]" office:value-type="float" office:value="11.1180811808118" calcext:value-type="float">
            <text:p>11.1180811808118</text:p>
          </table:table-cell>
        </table:table-row>
        <table:table-row table:style-name="ro1">
          <table:table-cell office:value-type="string" calcext:value-type="string">
            <text:p>Noord-Holland</text:p>
          </table:table-cell>
          <table:table-cell office:value-type="string" calcext:value-type="string">
            <text:p>Vodafone</text:p>
          </table:table-cell>
          <table:table-cell office:value-type="float" office:value="8475" calcext:value-type="float">
            <text:p>8475</text:p>
          </table:table-cell>
          <table:table-cell office:value-type="float" office:value="6249" calcext:value-type="float">
            <text:p>6249</text:p>
          </table:table-cell>
          <table:table-cell office:value-type="float" office:value="567" calcext:value-type="float">
            <text:p>567</text:p>
          </table:table-cell>
          <table:table-cell office:value-type="float" office:value="0.267256637168142" calcext:value-type="float">
            <text:p>0.267256637168142</text:p>
          </table:table-cell>
          <table:table-cell office:value-type="float" office:value="0.553156342182891" calcext:value-type="float">
            <text:p>0.553156342182891</text:p>
          </table:table-cell>
          <table:table-cell office:value-type="float" office:value="0.67087734500648" calcext:value-type="float">
            <text:p>0.67087734500648</text:p>
          </table:table-cell>
          <table:table-cell office:value-type="float" office:value="10.952380952381" calcext:value-type="float">
            <text:p>10.952380952381</text:p>
          </table:table-cell>
          <table:table-cell/>
          <table:table-cell table:formula="of:=[.D34]/[.E34]" office:value-type="float" office:value="11.021164021164" calcext:value-type="float">
            <text:p>11.021164021164</text:p>
          </table:table-cell>
        </table:table-row>
        <table:table-row table:style-name="ro1">
          <table:table-cell office:value-type="string" calcext:value-type="string">
            <text:p>Zuid-Holland</text:p>
          </table:table-cell>
          <table:table-cell office:value-type="string" calcext:value-type="string">
            <text:p>Vodafone</text:p>
          </table:table-cell>
          <table:table-cell office:value-type="float" office:value="10888" calcext:value-type="float">
            <text:p>10888</text:p>
          </table:table-cell>
          <table:table-cell office:value-type="float" office:value="6983" calcext:value-type="float">
            <text:p>6983</text:p>
          </table:table-cell>
          <table:table-cell office:value-type="float" office:value="634" calcext:value-type="float">
            <text:p>634</text:p>
          </table:table-cell>
          <table:table-cell office:value-type="float" office:value="0.252387950036738" calcext:value-type="float">
            <text:p>0.252387950036738</text:p>
          </table:table-cell>
          <table:table-cell office:value-type="float" office:value="0.530492285084497" calcext:value-type="float">
            <text:p>0.530492285084497</text:p>
          </table:table-cell>
          <table:table-cell office:value-type="float" office:value="0.673143489406604" calcext:value-type="float">
            <text:p>0.673143489406604</text:p>
          </table:table-cell>
          <table:table-cell office:value-type="float" office:value="12.8391167192429" calcext:value-type="float">
            <text:p>12.8391167192429</text:p>
          </table:table-cell>
          <table:table-cell/>
          <table:table-cell table:formula="of:=[.D35]/[.E35]" office:value-type="float" office:value="11.0141955835962" calcext:value-type="float">
            <text:p>11.0141955835962</text:p>
          </table:table-cell>
        </table:table-row>
      </table:table>
      <table:table table:name="Sheet2" table:style-name="ta1"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KPN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Vodafone</text:p>
          </table:table-cell>
        </table:table-row>
        <table:table-row table:style-name="ro1">
          <table:table-cell office:value-type="string" calcext:value-type="string">
            <text:p>Total #BS</text:p>
          </table:table-cell>
          <table:table-cell table:formula="of:=SUMIF([$Sheet1.B2:.B35]; &quot;KPN&quot;; [$Sheet1.E2:.E35])" office:value-type="float" office:value="16455" calcext:value-type="float">
            <text:p>16455</text:p>
          </table:table-cell>
          <table:table-cell table:formula="of:=SUMIF([$Sheet1.B2:.B35]; &quot;T-Mobile&quot;; [$Sheet1.E2:.E35])" office:value-type="float" office:value="10229" calcext:value-type="float">
            <text:p>10229</text:p>
          </table:table-cell>
          <table:table-cell table:formula="of:=SUMIF([$Sheet1.B2:.B35]; &quot;Vodafone&quot;; [$Sheet1.E2:.E35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otal #channels</text:p>
          </table:table-cell>
          <table:table-cell table:formula="of:=SUMIF([$Sheet1.B2:.B35]; &quot;KPN&quot;; [$Sheet1.D2:.D35])" office:value-type="float" office:value="85852" calcext:value-type="float">
            <text:p>85852</text:p>
          </table:table-cell>
          <table:table-cell table:formula="of:=SUMIF([$Sheet1.B2:.B35]; &quot;T-Mobile&quot;; [$Sheet1.D2:.D35])" office:value-type="float" office:value="84906" calcext:value-type="float">
            <text:p>84906</text:p>
          </table:table-cell>
          <table:table-cell table:formula="of:=SUMIF([$Sheet1.B2:.B35]; &quot;Vodafone&quot;; [$Sheet1.D2:.D35])" office:value-type="float" office:value="38796" calcext:value-type="float">
            <text:p>38796</text:p>
          </table:table-cell>
        </table:table-row>
        <table:table-row table:style-name="ro1">
          <table:table-cell office:value-type="string" calcext:value-type="string">
            <text:p>Percentage channels</text:p>
          </table:table-cell>
          <table:table-cell table:style-name="ce2" table:formula="of:=[.B3]/SUM([.B3:.D3])" office:value-type="percentage" office:value="0.409689149336209" calcext:value-type="percentage">
            <text:p>40.97%</text:p>
          </table:table-cell>
          <table:table-cell table:style-name="ce2" table:formula="of:=[.C3]/SUM([.B3:.D3])" office:value-type="percentage" office:value="0.405174799812936" calcext:value-type="percentage">
            <text:p>40.52%</text:p>
          </table:table-cell>
          <table:table-cell table:style-name="ce2" table:formula="of:=[.D3]/SUM([.B3:.D3])" office:value-type="percentage" office:value="0.185136050850855" calcext:value-type="percentage">
            <text:p>18.51%</text:p>
          </table:table-cell>
        </table:table-row>
        <table:table-row table:style-name="ro1">
          <table:table-cell office:value-type="string" calcext:value-type="string">
            <text:p>Average FDP</text:p>
          </table:table-cell>
          <table:table-cell table:formula="of:=SUMIF([$Sheet1.B2:.B35]; &quot;KPN&quot;; [$Sheet1.F2:.F35])/COUNTIF([$Sheet1.B2:.B35]; &quot;KPN&quot;)" office:value-type="float" office:value="0.0729821832169494" calcext:value-type="float">
            <text:p>0.0729821832169494</text:p>
          </table:table-cell>
          <table:table-cell table:formula="of:=SUMIF([$Sheet1.B2:.B35]; &quot;T-Mobile&quot;; [$Sheet1.F2:.F35])/COUNTIF([$Sheet1.B2:.B35]; &quot;T-Mobile&quot;)" office:value-type="float" office:value="0.0887538032793318" calcext:value-type="float">
            <text:p>0.0887538032793318</text:p>
          </table:table-cell>
          <table:table-cell table:formula="of:=SUMIF([$Sheet1.B2:.B35]; &quot;Vodafone&quot;; [$Sheet1.F2:.F35])/COUNTIF([$Sheet1.B2:.B35]; &quot;Vodafone&quot;)" office:value-type="float" office:value="0.231488480296378" calcext:value-type="float">
            <text:p>0.231488480296378</text:p>
          </table:table-cell>
        </table:table-row>
        <table:table-row table:style-name="ro1">
          <table:table-cell office:value-type="string" calcext:value-type="string">
            <text:p>Average FSP</text:p>
          </table:table-cell>
          <table:table-cell table:formula="of:=SUMIF([$Sheet1.B2:.B35]; &quot;KPN&quot;; [$Sheet1.G2:.G35])/COUNTIF([$Sheet1.B2:.B35]; &quot;KPN&quot;)" office:value-type="float" office:value="0.915366917342944" calcext:value-type="float">
            <text:p>0.915366917342944</text:p>
          </table:table-cell>
          <table:table-cell table:formula="of:=SUMIF([$Sheet1.B2:.B35]; &quot;T-Mobile&quot;; [$Sheet1.G2:.G35])/COUNTIF([$Sheet1.B2:.B35]; &quot;T-Mobile&quot;)" office:value-type="float" office:value="0.857279496075436" calcext:value-type="float">
            <text:p>0.857279496075436</text:p>
          </table:table-cell>
          <table:table-cell table:formula="of:=SUMIF([$Sheet1.B2:.B35]; &quot;Vodafone&quot;; [$Sheet1.G2:.G35])/COUNTIF([$Sheet1.B2:.B35]; &quot;Vodafone&quot;)" office:value-type="float" office:value="0.60700907812147" calcext:value-type="float">
            <text:p>0.60700907812147</text:p>
          </table:table-cell>
        </table:table-row>
        <table:table-row table:style-name="ro1">
          <table:table-cell office:value-type="string" calcext:value-type="string">
            <text:p>Average satisfaction</text:p>
          </table:table-cell>
          <table:table-cell table:formula="of:=SUMIF([$Sheet1.B2:.B35]; &quot;KPN&quot;; [$Sheet1.H2:.H35])/COUNTIF([$Sheet1.B2:.B35]; &quot;KPN&quot;)" office:value-type="float" office:value="0.92477084013017" calcext:value-type="float">
            <text:p>0.92477084013017</text:p>
          </table:table-cell>
          <table:table-cell table:formula="of:=SUMIF([$Sheet1.B2:.B35]; &quot;T-Mobile&quot;; [$Sheet1.H2:.H35])/COUNTIF([$Sheet1.B2:.B35]; &quot;T-Mobile&quot;)" office:value-type="float" office:value="0.899703452435056" calcext:value-type="float">
            <text:p>0.899703452435056</text:p>
          </table:table-cell>
          <table:table-cell table:formula="of:=SUMIF([$Sheet1.B2:.B35]; &quot;Vodafone&quot;; [$Sheet1.H2:.H35])/COUNTIF([$Sheet1.B2:.B35]; &quot;Vodafone&quot;)" office:value-type="float" office:value="0.716847933150455" calcext:value-type="float">
            <text:p>0.716847933150455</text:p>
          </table:table-cell>
        </table:table-row>
        <table:table-row table:style-name="ro1">
          <table:table-cell office:value-type="string" calcext:value-type="string">
            <text:p>Average degree</text:p>
          </table:table-cell>
          <table:table-cell table:formula="of:=SUMIF([$Sheet1.B2:.B35]; &quot;KPN&quot;; [$Sheet1.I2:.I35])/COUNTIF([$Sheet1.B2:.B35]; &quot;KPN&quot;)" office:value-type="float" office:value="2.41627306666888" calcext:value-type="float">
            <text:p>2.41627306666888</text:p>
          </table:table-cell>
          <table:table-cell table:formula="of:=SUMIF([$Sheet1.B2:.B35]; &quot;T-Mobile&quot;; [$Sheet1.I2:.I35])/COUNTIF([$Sheet1.B2:.B35]; &quot;T-Mobile&quot;)" office:value-type="float" office:value="5.67526900564474" calcext:value-type="float">
            <text:p>5.67526900564474</text:p>
          </table:table-cell>
          <table:table-cell table:formula="of:=SUMIF([$Sheet1.B2:.B35]; &quot;Vodafone&quot;; [$Sheet1.I2:.I35])/COUNTIF([$Sheet1.B2:.B35]; &quot;Vodafone&quot;)" office:value-type="float" office:value="8.61123891990133" calcext:value-type="float">
            <text:p>8.61123891990133</text:p>
          </table:table-cell>
        </table:table-row>
      </table:table>
      <table:named-expressions/>
      <table:database-ranges>
        <table:database-range table:name="__Anonymous_Sheet_DB__0" table:target-range-address="Sheet1.A1:Sheet1.K3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 style:data-style-name="N2" text:time-value="20:47:57.423459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0:44:38.320107236</meta:creation-date>
    <dc:date>2022-06-02T20:56:31.056005497</dc:date>
    <meta:editing-duration>PT4H40M28S</meta:editing-duration>
    <meta:editing-cycles>29</meta:editing-cycles>
    <meta:generator>LibreOffice/7.3.2.2$Linux_X86_64 LibreOffice_project/30$Build-2</meta:generator>
    <meta:document-statistic meta:table-count="2" meta:cell-count="381" meta:object-count="0"/>
  </office:meta>
</office:document-meta>
</file>